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http://news.bbc.co.uk/2/hi/technology/4954208.stm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2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2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2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2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2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2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2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2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2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2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2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2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2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2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2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2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number-rows-repeated="1047903" table:style-name="ro4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8-05-01T20:27:36Z</dc:date>
    <meta:editing-cycles>124</meta:editing-cycles>
    <meta:editing-duration>PT10567S</meta:editing-duration>
  </office:meta>
</office:document-meta>
</file>